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1BEDC249A2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1.16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7cm" svg:height="1.27cm" svg:x="13.7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7cm" svg:height="1.27cm" svg:x="9.89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7cm" svg:height="1.27cm" svg:x="8.62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7.223cm" svg:y1="7.223cm" svg:x2="8.747cm" svg:y2="8.747cm">
          <text:p/>
        </draw:line>
        <draw:line draw:style-name="gr3" draw:text-style-name="P1" draw:layer="layout" svg:x1="6.08cm" svg:y1="9.255cm" svg:x2="8.62cm" svg:y2="9.255cm">
          <text:p/>
        </draw:line>
        <draw:line draw:style-name="gr3" draw:text-style-name="P1" draw:layer="layout" svg:x1="7.223cm" svg:y1="11.287cm" svg:x2="8.747cm" svg:y2="9.763cm">
          <text:p/>
        </draw:line>
        <draw:line draw:style-name="gr3" draw:text-style-name="P1" draw:layer="layout" svg:x1="12.303cm" svg:y1="8.874cm" svg:x2="13.827cm" svg:y2="7.223cm">
          <text:p/>
        </draw:line>
        <draw:line draw:style-name="gr3" draw:text-style-name="P1" draw:layer="layout" svg:x1="12.43cm" svg:y1="9.255cm" svg:x2="14.97cm" svg:y2="9.255cm">
          <text:p/>
        </draw:line>
        <draw:line draw:style-name="gr3" draw:text-style-name="P1" draw:layer="layout" svg:x1="12.303cm" svg:y1="9.763cm" svg:x2="13.827cm" svg:y2="11.287cm">
          <text:p/>
        </draw:line>
        <draw:custom-shape draw:style-name="gr2" draw:text-style-name="P1" draw:layer="layout" svg:width="1.27cm" svg:height="1.27cm" svg:x="6.08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7cm" svg:height="1.27cm" svg:x="4.81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7cm" svg:height="1.27cm" svg:x="3.54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27cm" svg:height="1.27cm" svg:x="3.54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27cm" svg:height="1.27cm" svg:x="4.81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27cm" svg:height="1.27cm" svg:x="2.27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27cm" svg:height="1.27cm" svg:x="4.81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27cm" svg:height="1.27cm" svg:x="6.08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27cm" svg:height="1.27cm" svg:x="3.54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7cm" svg:height="1.27cm" svg:x="14.97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7cm" svg:height="1.27cm" svg:x="16.24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27cm" svg:height="1.27cm" svg:x="13.7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27cm" svg:height="1.27cm" svg:x="14.97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27cm" svg:height="1.27cm" svg:x="16.24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27cm" svg:height="1.27cm" svg:x="14.971cm" svg:y="8.6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27cm" svg:height="1.27cm" svg:x="16.24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27cm" svg:height="1.27cm" svg:x="17.51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layer="layout" svg:width="3.556cm" svg:height="0.962cm" svg:x="9.382cm" svg:y="11.722cm">
          <draw:text-box>
            <text:p>overlap</text:p>
          </draw:text-box>
        </draw:frame>
        <draw:frame draw:style-name="gr7" draw:layer="layout" svg:width="3.175cm" svg:height="1.016cm" draw:transform="rotate (1.57236712312169) translate (0.37cm 10.781cm)">
          <draw:text-box>
            <text:p>overload</text:p>
          </draw:text-box>
        </draw:frame>
        <draw:frame draw:style-name="gr8" draw:text-style-name="P1" draw:layer="layout" svg:width="0.747cm" svg:height="5.587cm" draw:transform="rotate (-1.57358885359809) translate (13.319cm 10.922cm)">
          <draw:image xlink:href="Pictures/10000201000007D000001BEDC249A262.png" xlink:type="simple" xlink:show="embed" xlink:actuate="onLoad">
            <text:p/>
          </draw:image>
        </draw:frame>
        <draw:frame draw:style-name="gr9" draw:text-style-name="P1" draw:layer="layout" svg:width="1.246cm" svg:height="7.239cm" svg:x="1.405cm" svg:y="5.953cm">
          <draw:image xlink:href="Pictures/10000201000007D000001BEDC249A2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05:23:18.035044933</meta:creation-date>
    <dc:date>2017-05-04T06:14:44.119330242</dc:date>
    <meta:editing-duration>PT36M15S</meta:editing-duration>
    <meta:editing-cycles>4</meta:editing-cycles>
    <meta:generator>LibreOffice/4.2.8.2$Linux_X86_64 LibreOffice_project/420m0$Build-2</meta:generator>
    <meta:document-statistic meta:object-count="31"/>
  </office:meta>
</office:document-meta>
</file>